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list-format-name="NLF1" style:num-format="a" style:num-letter-sync="true" text:start-value="2">
        <style:list-level-properties text:space-before="0.5666in" text:min-label-width="0.25in" text:list-level-position-and-space-mode="label-alignment">
          <style:list-level-label-alignment text:label-followed-by="listtab" fo:margin-left="0.8166in" fo:text-indent="-0.25in"/>
        </style:list-level-properties>
      </text:list-level-style-number>
      <text:list-level-style-number text:level="2" style:num-suffix="." style:num-list-format-name="NLF1" style:num-format="a" style:num-letter-sync="true">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3" style:num-suffix="." style:num-list-format-name="NLF1" style:num-format="i">
        <style:list-level-properties fo:text-align="end" text:space-before="1.6916in" text:min-label-width="0.125in" text:list-level-position-and-space-mode="label-alignment">
          <style:list-level-label-alignment text:label-followed-by="listtab" fo:margin-left="1.8166in" fo:text-indent="-0.125in"/>
        </style:list-level-properties>
      </text:list-level-style-number>
      <text:list-level-style-number text:level="4" style:num-suffix="." style:num-list-format-name="NLF1" style:num-format="1">
        <style:list-level-properties text:space-before="2.0666in" text:min-label-width="0.25in" text:list-level-position-and-space-mode="label-alignment">
          <style:list-level-label-alignment text:label-followed-by="listtab" fo:margin-left="2.3166in" fo:text-indent="-0.25in"/>
        </style:list-level-properties>
      </text:list-level-style-number>
      <text:list-level-style-number text:level="5" style:num-suffix="." style:num-list-format-name="NLF1" style:num-format="a" style:num-letter-sync="true">
        <style:list-level-properties text:space-before="2.5666in" text:min-label-width="0.25in" text:list-level-position-and-space-mode="label-alignment">
          <style:list-level-label-alignment text:label-followed-by="listtab" fo:margin-left="2.8166in" fo:text-indent="-0.25in"/>
        </style:list-level-properties>
      </text:list-level-style-number>
      <text:list-level-style-number text:level="6" style:num-suffix="." style:num-list-format-name="NLF1" style:num-format="i">
        <style:list-level-properties fo:text-align="end" text:space-before="3.1916in" text:min-label-width="0.125in" text:list-level-position-and-space-mode="label-alignment">
          <style:list-level-label-alignment text:label-followed-by="listtab" fo:margin-left="3.3166in" fo:text-indent="-0.125in"/>
        </style:list-level-properties>
      </text:list-level-style-number>
      <text:list-level-style-number text:level="7" style:num-suffix="." style:num-list-format-name="NLF1" style:num-format="1">
        <style:list-level-properties text:space-before="3.5666in" text:min-label-width="0.25in" text:list-level-position-and-space-mode="label-alignment">
          <style:list-level-label-alignment text:label-followed-by="listtab" fo:margin-left="3.8166in" fo:text-indent="-0.25in"/>
        </style:list-level-properties>
      </text:list-level-style-number>
      <text:list-level-style-number text:level="8" style:num-suffix="." style:num-list-format-name="NLF1" style:num-format="a" style:num-letter-sync="true">
        <style:list-level-properties text:space-before="4.0666in" text:min-label-width="0.25in" text:list-level-position-and-space-mode="label-alignment">
          <style:list-level-label-alignment text:label-followed-by="listtab" fo:margin-left="4.3166in" fo:text-indent="-0.25in"/>
        </style:list-level-properties>
      </text:list-level-style-number>
      <text:list-level-style-number text:level="9" style:num-suffix="." style:num-list-format-name="NLF1" style:num-format="i">
        <style:list-level-properties fo:text-align="end" text:space-before="4.6916in" text:min-label-width="0.125in" text:list-level-position-and-space-mode="label-alignment">
          <style:list-level-label-alignment text:label-followed-by="listtab" fo:margin-left="4.8166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list-format-name="NLF1"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P2" style:parent-style-name="ListParagraph" style:list-style-name="LFO2" style:family="paragraph"/>
    <style:style style:name="T3" style:parent-style-name="DefaultParagraphFont" style:family="text">
      <style:text-properties fo:font-style="italic" style:font-style-asian="italic" style:font-style-complex="italic"/>
    </style:style>
    <style:style style:name="P4" style:parent-style-name="ListParagraph" style:list-style-name="LFO2" style:family="paragraph"/>
    <style:style style:name="P5" style:parent-style-name="ListParagraph" style:list-style-name="LFO1" style:family="paragraph"/>
    <style:style style:name="P6" style:parent-style-name="ListParagraph" style:list-style-name="LFO2" style:family="paragraph"/>
    <style:style style:name="P7" style:parent-style-name="ListParagraph" style:list-style-name="LFO1" style:family="paragraph"/>
    <style:style style:name="P8" style:parent-style-name="ListParagraph" style:list-style-name="LFO2" style:family="paragraph"/>
    <style:style style:name="T9" style:parent-style-name="DefaultParagraphFont" style:family="text">
      <style:text-properties style:text-position="super 58.3%"/>
    </style:style>
    <style:style style:name="T10" style:parent-style-name="DefaultParagraphFont" style:family="text">
      <style:text-properties style:text-position="super 58.3%"/>
    </style:style>
    <style:style style:name="P11" style:parent-style-name="ListParagraph" style:list-style-name="LFO3" style:family="paragraph"/>
    <style:style style:name="T12" style:parent-style-name="DefaultParagraphFont" style:family="text">
      <style:text-properties style:text-position="super 58.3%"/>
    </style:style>
    <style:style style:name="T13" style:parent-style-name="DefaultParagraphFont" style:family="text">
      <style:text-properties style:text-position="super 58.3%"/>
    </style:style>
    <style:style style:name="P14" style:parent-style-name="ListParagraph" style:list-style-name="LFO1" style:family="paragraph"/>
    <style:style style:name="P15" style:parent-style-name="ListParagraph" style:list-style-name="LFO4" style:family="paragraph"/>
    <style:style style:name="T16" style:parent-style-name="DefaultParagraphFont" style:family="text">
      <style:text-properties style:text-position="super 58.3%"/>
    </style:style>
    <style:style style:name="T17" style:parent-style-name="DefaultParagraphFont" style:family="text">
      <style:text-properties style:text-position="super 58.3%"/>
    </style:style>
    <style:style style:name="T18" style:parent-style-name="DefaultParagraphFont" style:family="text">
      <style:text-properties style:text-position="super 58.3%"/>
    </style:style>
    <style:style style:name="T19" style:parent-style-name="DefaultParagraphFont" style:family="text">
      <style:text-properties style:text-position="super 58.3%"/>
    </style:style>
    <style:style style:name="T20" style:parent-style-name="DefaultParagraphFont" style:family="text">
      <style:text-properties style:text-position="super 58.3%"/>
    </style:style>
    <style:style style:name="P21" style:parent-style-name="ListParagraph" style:list-style-name="LFO4" style:family="paragraph"/>
    <style:style style:name="P22" style:parent-style-name="ListParagraph" style:list-style-name="LFO3" style:family="paragraph"/>
    <style:style style:name="P23" style:parent-style-name="ListParagraph" style:list-style-name="LFO1" style:family="paragraph"/>
    <style:style style:name="P24" style:parent-style-name="ListParagraph" style:list-style-name="LFO3" style:family="paragraph"/>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P29" style:parent-style-name="ListParagraph" style:family="paragraph">
      <style:paragraph-properties fo:margin-left="0.8166in">
        <style:tab-stops/>
      </style:paragraph-properties>
    </style:style>
    <style:style style:name="P30" style:parent-style-name="ListParagraph" style:list-style-name="LFO1" style:family="paragraph"/>
    <style:style style:name="P31" style:parent-style-name="ListParagraph" style:list-style-name="LFO3" style:family="paragraph"/>
    <style:style style:name="P32" style:parent-style-name="ListParagraph" style:list-style-name="LFO6" style:family="paragraph"/>
    <style:style style:name="P33" style:parent-style-name="ListParagraph" style:list-style-name="LFO3" style:family="paragraph"/>
    <style:style style:name="P34" style:parent-style-name="ListParagraph" style:list-style-name="LFO1" style:family="paragraph"/>
    <style:style style:name="P35" style:parent-style-name="ListParagraph" style:list-style-name="LFO5" style:family="paragraph"/>
    <style:style style:name="P36" style:parent-style-name="ListParagraph" style:list-style-name="LFO1" style:family="paragraph"/>
    <style:style style:name="P37" style:parent-style-name="ListParagraph" style:list-style-name="LFO5" style:family="paragraph"/>
    <style:style style:name="P38" style:parent-style-name="ListParagraph" style:list-style-name="LFO5" style:family="paragraph"/>
  </office:automatic-styles>
  <office:body>
    <office:text text:use-soft-page-breaks="true">
      <text:list text:style-name="LFO1" text:continue-numbering="true">
        <text:list-item>
          <text:p text:style-name="P1">Before doing any other investigation, list two or three questions that this infographic<text:line-break/>and explanation of methodology raises in your mind.</text:p>
        </text:list-item>
      </text:list>
      <text:list text:style-name="LFO2" text:continue-numbering="true">
        <text:list-item>
          <text:p text:style-name="P2">When using<text:s/><text:span text:style-name="T3">Google Trends,<text:s/></text:span>what key words are used in the search data? Was the word “breakup” used in the search?</text:p>
        </text:list-item>
        <text:list-item>
          <text:p text:style-name="P4">Even though the food item was searched, was the item consumed during the timing of the breakup?</text:p>
        </text:list-item>
      </text:list>
      <text:p text:style-name="ListParagraph"/>
      <text:list text:style-name="LFO1" text:continue-numbering="true">
        <text:list-item>
          <text:p text:style-name="P5">Where can you find Google Trends search data? Provide the URL.</text:p>
        </text:list-item>
      </text:list>
      <text:list text:style-name="LFO2" text:continue-numbering="true">
        <text:list-item>
          <text:p text:style-name="P6"><text:a xlink:href="https://trends.google.com/trends/" office:target-frame-name="_top" xlink:show="replace"><text:span text:style-name="Hyperlink">https://trends.google.com/trends/</text:span></text:a></text:p>
        </text:list-item>
      </text:list>
      <text:p text:style-name="ListParagraph"/>
      <text:list text:style-name="LFO1" text:continue-numbering="true">
        <text:list-item>
          <text:p text:style-name="P7">The article concluded that “milkshakes take the crown as the ultimate breakup food, topping the list in six states.” Pull up Google Trends data on Milkshake (beverage) and change the date range to February 1, 2024 through February 28, 2025.<text:line-break/>a) What is the highest peak recorded in the line chart for “Interest over time”?</text:p>
        </text:list-item>
      </text:list>
      <text:list text:style-name="LFO2" text:continue-numbering="true">
        <text:list-item>
          <text:p text:style-name="P8">The highest peak is at 100 from<text:s/>Feb 28<text:span text:style-name="T9">th</text:span>, 2025- Mar 31<text:span text:style-name="T10">st</text:span>, 2025<text:line-break/>b) What is the lowest dip recorded?</text:p>
        </text:list-item>
      </text:list>
      <text:list text:style-name="LFO3" text:continue-numbering="true">
        <text:list-item>
          <text:p text:style-name="P11">The lowest dip is<text:s/>63<text:s/>from<text:s/>Nov 30<text:span text:style-name="T12">th</text:span>, 2024 – Dec 31<text:span text:style-name="T13">st</text:span>, 2024</text:p>
        </text:list-item>
      </text:list>
      <text:list text:style-name="LFO1" text:continue-numbering="true">
        <text:list-item>
          <text:p text:style-name="P14">At the top next to the box for “Milkshake,” there is a plus sign to add another search<text:line-break/>term. Click the plus sign to add a search for Hamburger (Food).<text:line-break/><text:s text:c="3"/>a) What is the highest peak recorded for searches using Hamburger? What is the<text:line-break/>lowest dip?</text:p>
        </text:list-item>
      </text:list>
      <text:list text:style-name="LFO4" text:continue-numbering="true">
        <text:list-item>
          <text:p text:style-name="P15">The highest<text:s/>peak for Hamburgers<text:s/>is 100 from<text:s/>Apr 30<text:span text:style-name="T16">th</text:span>, 2024 – May 31<text:span text:style-name="T17">st</text:span>, 2024 &amp; Jun 30<text:span text:style-name="T18">th</text:span>, 2024 – Jul 31, 2024. The lowest dip is at 72 from Nov 30<text:span text:style-name="T19">th</text:span>, 2024 – Dec 31<text:span text:style-name="T20">st</text:span>, 2024</text:p>
        </text:list-item>
        <text:list-item>
          <text:p text:style-name="P21">What happened to the line for Milkshake? What do the high and low look like now?</text:p>
        </text:list-item>
      </text:list>
      <text:list text:style-name="LFO3" text:continue-numbering="true">
        <text:list-item>
          <text:p text:style-name="P22">The line for milkshake went down drastically. The highs and lows are almost flat.<text:line-break/></text:p>
        </text:list-item>
      </text:list>
      <text:list text:style-name="LFO1" text:continue-numbering="true">
        <text:list-item>
          <text:p text:style-name="P23">Why did the line for Milkshake change? Hint: Click on the icon next to “Interest<text:line-break/>over time” for more information about how trend results are displayed.</text:p>
        </text:list-item>
      </text:list>
      <text:list text:style-name="LFO3" text:continue-numbering="true">
        <text:list-item>
          <text:p text:style-name="P24">The line for<text:s/><text:span text:style-name="T25">Milkshake</text:span><text:s/>changed because the interest data of<text:s/><text:span text:style-name="T26">Hamburgers</text:span><text:s/>during the time of the trend search was much higher than<text:s/><text:span text:style-name="T27">Milkshake</text:span><text:span text:style-name="T28">.</text:span></text:p>
        </text:list-item>
      </text:list>
      <text:p text:style-name="P29"/>
      <text:p text:style-name="Normal"/>
      <text:soft-page-break/>
      <text:list text:style-name="LFO1" text:continue-numbering="true">
        <text:list-item>
          <text:p text:style-name="P30">Add a third term to your search, this time for Breakup (Topic).<text:line-break/>a) Do you see any patterns that suggest a relationship between searches for Breakup and Hamburger?</text:p>
        </text:list-item>
      </text:list>
      <text:list text:style-name="LFO3" text:continue-numbering="true">
        <text:list-item>
          <text:p text:style-name="P31">No pattern between Breakup and<text:s/>Hamburger.</text:p>
        </text:list-item>
      </text:list>
      <text:list text:style-name="LFO6" text:continue-numbering="true">
        <text:list-item>
          <text:p text:style-name="P32"><text:s/>How about between Breakup and Milkshake?</text:p>
        </text:list-item>
      </text:list>
      <text:list text:style-name="LFO3" text:continue-numbering="true">
        <text:list-item>
          <text:p text:style-name="P33">Number wise, the averages are close but there is no pattern to correlate the two searches.</text:p>
        </text:list-item>
      </text:list>
      <text:list text:style-name="LFO1" text:continue-numbering="true">
        <text:list-item>
          <text:p text:style-name="P34">What does all of this suggest about the reliability of the conclusions reached in the article?</text:p>
        </text:list-item>
      </text:list>
      <text:list text:style-name="LFO5" text:continue-numbering="true">
        <text:list-item>
          <text:p text:style-name="P35">The data used in the article is insufficient and holds no real value on data on foods people eat during a breakup.</text:p>
        </text:list-item>
      </text:list>
      <text:list text:style-name="LFO1" text:continue-numbering="true">
        <text:list-item>
          <text:p text:style-name="P36"><text:s/>At the upper right of Google Trends, click on the link for “Back to Classic Explore.”<text:line-break/>Notice that this view includes a section for “Compared breakdown by subregion.”<text:line-break/>a) What was the top state by interest for Milkshake?</text:p>
        </text:list-item>
      </text:list>
      <text:list text:style-name="LFO5" text:continue-numbering="true">
        <text:list-item>
          <text:p text:style-name="P37">Pennsylvania<text:s/>was the top state by interest for Milkshake<text:line-break/>b) What was the top state by interest for Hamburger?<text:s/></text:p>
        </text:list-item>
        <text:list-item>
          <text:p text:style-name="P38">South Dakota<text:s/>was the top state by interest for Hamburge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list-format-name="NLF1" style:num-format="a" style:num-letter-sync="true" text:start-value="2">
        <style:list-level-properties text:space-before="0.5666in" text:min-label-width="0.25in" text:list-level-position-and-space-mode="label-alignment">
          <style:list-level-label-alignment text:label-followed-by="listtab" fo:margin-left="0.8166in" fo:text-indent="-0.25in"/>
        </style:list-level-properties>
      </text:list-level-style-number>
      <text:list-level-style-number text:level="2" style:num-suffix="." style:num-list-format-name="NLF1" style:num-format="a" style:num-letter-sync="true">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3" style:num-suffix="." style:num-list-format-name="NLF1" style:num-format="i">
        <style:list-level-properties fo:text-align="end" text:space-before="1.6916in" text:min-label-width="0.125in" text:list-level-position-and-space-mode="label-alignment">
          <style:list-level-label-alignment text:label-followed-by="listtab" fo:margin-left="1.8166in" fo:text-indent="-0.125in"/>
        </style:list-level-properties>
      </text:list-level-style-number>
      <text:list-level-style-number text:level="4" style:num-suffix="." style:num-list-format-name="NLF1" style:num-format="1">
        <style:list-level-properties text:space-before="2.0666in" text:min-label-width="0.25in" text:list-level-position-and-space-mode="label-alignment">
          <style:list-level-label-alignment text:label-followed-by="listtab" fo:margin-left="2.3166in" fo:text-indent="-0.25in"/>
        </style:list-level-properties>
      </text:list-level-style-number>
      <text:list-level-style-number text:level="5" style:num-suffix="." style:num-list-format-name="NLF1" style:num-format="a" style:num-letter-sync="true">
        <style:list-level-properties text:space-before="2.5666in" text:min-label-width="0.25in" text:list-level-position-and-space-mode="label-alignment">
          <style:list-level-label-alignment text:label-followed-by="listtab" fo:margin-left="2.8166in" fo:text-indent="-0.25in"/>
        </style:list-level-properties>
      </text:list-level-style-number>
      <text:list-level-style-number text:level="6" style:num-suffix="." style:num-list-format-name="NLF1" style:num-format="i">
        <style:list-level-properties fo:text-align="end" text:space-before="3.1916in" text:min-label-width="0.125in" text:list-level-position-and-space-mode="label-alignment">
          <style:list-level-label-alignment text:label-followed-by="listtab" fo:margin-left="3.3166in" fo:text-indent="-0.125in"/>
        </style:list-level-properties>
      </text:list-level-style-number>
      <text:list-level-style-number text:level="7" style:num-suffix="." style:num-list-format-name="NLF1" style:num-format="1">
        <style:list-level-properties text:space-before="3.5666in" text:min-label-width="0.25in" text:list-level-position-and-space-mode="label-alignment">
          <style:list-level-label-alignment text:label-followed-by="listtab" fo:margin-left="3.8166in" fo:text-indent="-0.25in"/>
        </style:list-level-properties>
      </text:list-level-style-number>
      <text:list-level-style-number text:level="8" style:num-suffix="." style:num-list-format-name="NLF1" style:num-format="a" style:num-letter-sync="true">
        <style:list-level-properties text:space-before="4.0666in" text:min-label-width="0.25in" text:list-level-position-and-space-mode="label-alignment">
          <style:list-level-label-alignment text:label-followed-by="listtab" fo:margin-left="4.3166in" fo:text-indent="-0.25in"/>
        </style:list-level-properties>
      </text:list-level-style-number>
      <text:list-level-style-number text:level="9" style:num-suffix="." style:num-list-format-name="NLF1" style:num-format="i">
        <style:list-level-properties fo:text-align="end" text:space-before="4.6916in" text:min-label-width="0.125in" text:list-level-position-and-space-mode="label-alignment">
          <style:list-level-label-alignment text:label-followed-by="listtab" fo:margin-left="4.8166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list-format-name="NLF1"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aquan bowens</meta:initial-creator>
    <dc:creator>shaquan bowens</dc:creator>
    <meta:creation-date>2026-04-12T04:29:00Z</meta:creation-date>
    <dc:date>2026-04-13T01:45:00Z</dc:date>
    <meta:template xlink:href="Normal" xlink:type="simple"/>
    <meta:editing-cycles>6</meta:editing-cycles>
    <meta:editing-duration>PT43380S</meta:editing-duration>
    <meta:document-statistic meta:page-count="2" meta:paragraph-count="27" meta:word-count="489" meta:character-count="2760" meta:row-count="54" meta:non-whitespace-character-count="2298"/>
  </office:meta>
</office:document-meta>
</file>